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"Hello, teacher! This is branch 1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2:35:38.339344000</meta:creation-date>
    <dc:date>2026-02-13T12:36:17.877935000</dc:date>
    <meta:editing-duration>PT39S</meta:editing-duration>
    <meta:editing-cycles>1</meta:editing-cycles>
    <meta:document-statistic meta:table-count="0" meta:image-count="0" meta:object-count="0" meta:page-count="1" meta:paragraph-count="1" meta:word-count="6" meta:character-count="34" meta:non-whitespace-character-count="29"/>
    <meta:generator>LibreOffice/26.2.0.3$MacOSX_X86_64 LibreOffice_project/afbbd0df0edb6d40b450b0337ac646b0913a760c</meta:generator>
  </office:meta>
</office:document-meta>
</file>